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2">
      <style:paragraph-properties fo:margin-left="0cm" fo:margin-right="0cm" fo:text-indent="0cm" style:auto-text-indent="false"/>
      <style:text-properties fo:font-variant="normal" fo:text-transform="none" fo:color="#000000" loext:opacity="100%" fo:letter-spacing="normal"/>
    </style:style>
    <style:style style:name="P2" style:family="paragraph" style:parent-style-name="Heading_20_2">
      <style:text-properties fo:font-variant="normal" fo:text-transform="none" fo:color="#000000" loext:opacity="100%" fo:letter-spacing="normal" officeooo:rsid="001e323a" officeooo:paragraph-rsid="001a21f2"/>
    </style:style>
    <style:style style:name="P3" style:family="paragraph" style:parent-style-name="Heading_20_3">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4" style:family="paragraph" style:parent-style-name="Heading_20_3">
      <style:text-properties fo:font-variant="normal" fo:text-transform="none" fo:color="#000000" loext:opacity="100%" fo:letter-spacing="normal" fo:font-style="normal" fo:font-weight="normal" officeooo:rsid="00255c90" officeooo:paragraph-rsid="00239140"/>
    </style:style>
    <style:style style:name="P5" style:family="paragraph" style:parent-style-name="Heading_20_4">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6" style:family="paragraph" style:parent-style-name="Standard">
      <style:text-properties officeooo:rsid="0008ada3" officeooo:paragraph-rsid="0028533d"/>
    </style:style>
    <style:style style:name="P7" style:family="paragraph" style:parent-style-name="Standard">
      <style:text-properties officeooo:rsid="0005cb39" officeooo:paragraph-rsid="0028533d"/>
    </style:style>
    <style:style style:name="P8" style:family="paragraph" style:parent-style-name="Standard">
      <style:text-properties officeooo:rsid="000725e9" officeooo:paragraph-rsid="0028533d"/>
    </style:style>
    <style:style style:name="P9" style:family="paragraph" style:parent-style-name="Standard">
      <style:text-properties officeooo:paragraph-rsid="0028533d"/>
    </style:style>
    <style:style style:name="P10" style:family="paragraph" style:parent-style-name="Standard" style:list-style-name="L4">
      <style:text-properties officeooo:paragraph-rsid="0028533d"/>
    </style:style>
    <style:style style:name="P11" style:family="paragraph" style:parent-style-name="Standard">
      <style:text-properties officeooo:rsid="002b31a9" officeooo:paragraph-rsid="002b31a9"/>
    </style:style>
    <style:style style:name="P12" style:family="paragraph" style:parent-style-name="Standard">
      <style:text-properties officeooo:rsid="00304cf7" officeooo:paragraph-rsid="0032ea96"/>
    </style:style>
    <style:style style:name="P13" style:family="paragraph" style:parent-style-name="Standard">
      <style:text-properties officeooo:rsid="0034313e" officeooo:paragraph-rsid="0034313e"/>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16" style:family="paragraph" style:parent-style-name="Text_20_body" style:list-style-name="L1"/>
    <style:style style:name="P17" style:family="paragraph" style:parent-style-name="Text_20_body">
      <style:text-properties officeooo:rsid="0021a20f" officeooo:paragraph-rsid="001f29b6"/>
    </style:style>
    <style:style style:name="P18" style:family="paragraph" style:parent-style-name="Text_20_body" style:list-style-name="L2"/>
    <style:style style:name="P19" style:family="paragraph" style:parent-style-name="Text_20_body" style:list-style-name="L3"/>
    <style:style style:name="T1" style:family="text">
      <style:text-properties fo:font-style="normal" fo:font-weight="normal"/>
    </style:style>
    <style:style style:name="T2" style:family="text">
      <style:text-properties fo:font-variant="normal" fo:text-transform="none" fo:color="#000000" loext:opacity="100%" fo:letter-spacing="normal" fo:font-style="normal" fo:font-weight="normal"/>
    </style:style>
    <style:style style:name="T3" style:family="text">
      <style:text-properties officeooo:rsid="0009c0f0"/>
    </style:style>
    <style:style style:name="T4" style:family="text">
      <style:text-properties officeooo:rsid="0005cb39"/>
    </style:style>
    <style:style style:name="T5" style:family="text">
      <style:text-properties officeooo:rsid="000725e9"/>
    </style:style>
    <style:style style:name="T6" style:family="text">
      <style:text-properties officeooo:rsid="0007d051"/>
    </style:style>
    <style:style style:name="T7" style:family="text">
      <style:text-properties officeooo:rsid="0008ada3"/>
    </style:style>
    <style:style style:name="T8" style:family="text">
      <style:text-properties officeooo:rsid="0028533d"/>
    </style:style>
    <style:style style:name="T9" style:family="text">
      <style:text-properties officeooo:rsid="002b31a9"/>
    </style:style>
    <style:style style:name="T10" style:family="text">
      <style:text-properties officeooo:rsid="002d1c69"/>
    </style:style>
    <style:style style:name="T11" style:family="text">
      <style:text-properties officeooo:rsid="002f9a90"/>
    </style:style>
    <style:style style:name="T12" style:family="text">
      <style:text-properties officeooo:rsid="002fe588"/>
    </style:style>
    <style:style style:name="T13" style:family="text">
      <style:text-properties officeooo:rsid="0030706b"/>
    </style:style>
    <style:style style:name="T14" style:family="text">
      <style:text-properties officeooo:rsid="00308dd9"/>
    </style:style>
    <style:style style:name="T15" style:family="text">
      <style:text-properties officeooo:rsid="003153b2"/>
    </style:style>
    <style:style style:name="T16" style:family="text">
      <style:text-properties officeooo:rsid="0032ea96"/>
    </style:style>
    <style:style style:name="T17" style:family="text">
      <style:text-properties officeooo:rsid="0033f05c"/>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 <text:span text:style-name="T1">Bienvenida al tutorial: Cómo se hizo este portfolio</text:span></text:h>
      <text:p text:style-name="P14"><text:span text:style-name="T2">Una sabia amiga dice que más importante que tener las respuestas adecuadas es hacer las preguntas correctas. Creo que las preguntas que responden a la existencia tanto de este portfolio como de este tutorial son </text:span><text:span text:style-name="Strong_20_Emphasis"><text:span text:style-name="T2">por qué</text:span></text:span><text:span text:style-name="T2"> y </text:span><text:span text:style-name="Strong_20_Emphasis"><text:span text:style-name="T2">cómo</text:span></text:span><text:span text:style-name="T2">.</text:span></text:p>
      <text:p text:style-name="P14"><text:span text:style-name="T2">El objetivo de este tutorial es </text:span><text:span text:style-name="Strong_20_Emphasis"><text:span text:style-name="T2">propio y ajeno</text:span></text:span><text:span text:style-name="T2">. El objetivo ajeno es ayudar: si puedo aclararte un concepto, si puedo ayudarte a comprender parte de una lógica, entonces todo esto ha merecido la pena. El objetivo propio es callar al </text:span><text:span text:style-name="Strong_20_Emphasis"><text:span text:style-name="T2">síndrome del impostor</text:span></text:span><text:span text:style-name="T2">, esa vocecita que no para de repetirme que no soy suficiente, que no sé qué estoy haciendo y que en cualquier momento me van a pillar. Que todo lo que estoy haciendo es por suerte y porque OpenAI me lo está dando todo hecho. Pero aquí estoy, callándola lo suficiente como para dar el siguiente paso.</text:span></text:p>
      <text:p text:style-name="Horizontal_20_Line"/>
      <text:h text:style-name="P1" text:outline-level="2">🎮 <text:span text:style-name="T1">¿Cómo llegué a este proyecto?</text:span></text:h>
      <text:p text:style-name="P14"><text:span text:style-name="T2">Este portfolio nació como respuesta a un </text:span><text:span text:style-name="Strong_20_Emphasis"><text:span text:style-name="T2">ejercicio del curso de diseño de experiencia de usuario de Google en Coursera</text:span></text:span><text:span text:style-name="T2">. La consigna era crear un diseño para un portfolio personal, y desde el primer momento supe que quería hacer algo que reflejara mi </text:span><text:span text:style-name="Strong_20_Emphasis"><text:span text:style-name="T2">interés por el mundo gamer</text:span></text:span><text:span text:style-name="T2">.</text:span></text:p>
      <text:p text:style-name="P14"><text:span text:style-name="T2">Primero pensé en un tablero estilo </text:span><text:span text:style-name="Strong_20_Emphasis"><text:span text:style-name="T2">oca</text:span></text:span><text:span text:style-name="T2">, después en una estructura con puertas como las de </text:span><text:span text:style-name="Strong_20_Emphasis"><text:span text:style-name="T2">Super Mario</text:span></text:span><text:span text:style-name="T2">. Pero a medida que exploraba estas ideas, me di cuenta de que </text:span><text:span text:style-name="Strong_20_Emphasis"><text:span text:style-name="T2">no escalaban bien a formato móvil</text:span></text:span><text:span text:style-name="T2">. Fue entonces cuando surgió la idea de una </text:span><text:span text:style-name="Strong_20_Emphasis"><text:span text:style-name="T2">baraja de cartas</text:span></text:span><text:span text:style-name="T2"> inspirada en el juego del </text:span><text:span text:style-name="Strong_20_Emphasis"><text:span text:style-name="T2">7 y 1/2</text:span></text:span><text:span text:style-name="T2">: una mecánica simple, visualmente versátil y adaptable a distintos tamaños de pantalla.</text:span></text:p>
      <text:p text:style-name="P15">Así, el diseño del portfolio se convirtió también en un pequeño homenaje a los juegos: a su estética, a su lógica y a su capacidad de invitar a explorar.</text:p>
      <text:p text:style-name="Horizontal_20_Line"/>
      <text:h text:style-name="P1" text:outline-level="2">🛠️ <text:span text:style-name="T1">¿Por qué y cómo está hecho?</text:span></text:h>
      <text:p text:style-name="P14"><text:span text:style-name="T2">El objetivo del portfolio también es propio y ajeno. El objetivo propio: </text:span><text:span text:style-name="Strong_20_Emphasis"><text:span text:style-name="T2">encontrar trabajo como programadora</text:span></text:span><text:span text:style-name="T2">. El ajeno: </text:span><text:span text:style-name="Strong_20_Emphasis"><text:span text:style-name="T2">ayudar a quien le pueda servir todo o parte del código</text:span></text:span><text:span text:style-name="T2">.</text:span></text:p>
      <text:p text:style-name="P14"><text:span text:style-name="T2">Los lenguajes que he usado para este portfolio son: </text:span><text:span text:style-name="Strong_20_Emphasis"><text:span text:style-name="T2">HTML, CSS, JavaScript (JS) y JSON</text:span></text:span><text:span text:style-name="T2">.</text:span></text:p>
      <text:list text:style-name="L1">
        <text:list-item>
          <text:p text:style-name="P16"><text:span text:style-name="Strong_20_Emphasis"><text:span text:style-name="T2">HTML</text:span></text:span><text:span text:style-name="T2"> lo he usado como estructura. Es el lenguaje que los navegadores son capaces de interpretar, compuesto por etiquetas a distintos niveles.</text:span></text:p>
        </text:list-item>
        <text:list-item>
          <text:p text:style-name="P16"><text:span text:style-name="Strong_20_Emphasis"><text:span text:style-name="T2">JavaScript (JS)</text:span></text:span><text:span text:style-name="T2"> es un lenguaje del lado del navegador (front-end). Es un lenguaje no tipado, lo que significa que no hace falta declarar el tipo de los datos, aunque siempre es recomendable hacerlo para evitar errores y confusiones.</text:span></text:p>
        </text:list-item>
        <text:list-item>
          <text:p text:style-name="P16"><text:span text:style-name="Strong_20_Emphasis"><text:span text:style-name="T2">JSON</text:span></text:span><text:span text:style-name="T2"> es un formato ligero y fácil de manejar datos. En este proyecto, se ha usado para poder trabajar en </text:span><text:span text:style-name="Strong_20_Emphasis"><text:span text:style-name="T2">dos idiomas</text:span></text:span><text:span text:style-name="T2"> sin tener que duplicar páginas.</text:span></text:p>
        </text:list-item>
        <text:list-item>
          <text:p text:style-name="P16"><text:span text:style-name="Strong_20_Emphasis"><text:span text:style-name="T2">CSS</text:span></text:span><text:span text:style-name="T2"> es el formato visual. Es eso que, cuando está mal hecho o no entiendes cómo funciona la cascada, te mueve todo donde no quieres. Porque lo bueno y malo de la programación es que </text:span><text:span text:style-name="Strong_20_Emphasis"><text:span text:style-name="T2">hace exactamente lo que le dices, no lo que quieres que haga</text:span></text:span><text:span text:style-name="T2">.</text:span></text:p>
        </text:list-item>
      </text:list>
      <text:p text:style-name="Horizontal_20_Line"><text:soft-page-break/></text:p>
      <text:h text:style-name="P1" text:outline-level="2">📁 <text:span text:style-name="T1">¿Cómo está estructurado el portfolio?</text:span></text:h>
      <text:p text:style-name="P14"><text:span text:style-name="T2">Aunque lo más correcto y mejor a la hora de mantener el código es tener el </text:span><text:span text:style-name="Strong_20_Emphasis"><text:span text:style-name="T2">HTML, CSS, JS y los datos JSON separados</text:span></text:span><text:span text:style-name="T2">, en archivos bien nombrados y no demasiado largos, la realidad es que </text:span><text:span text:style-name="Strong_20_Emphasis"><text:span text:style-name="T2">a veces no es posible</text:span></text:span><text:span text:style-name="T2">.</text:span></text:p>
      <text:p text:style-name="P14"><text:span text:style-name="T2">A veces, por </text:span><text:span text:style-name="Strong_20_Emphasis"><text:span text:style-name="T2">exigencias externas</text:span></text:span><text:span text:style-name="T2"> o por la </text:span><text:span text:style-name="Strong_20_Emphasis"><text:span text:style-name="T2">naturaleza del proyecto</text:span></text:span><text:span text:style-name="T2">, no se puede aplicar siempre la misma regla. Por eso decidí hacerlo de distintas formas. Aunque desde el punto de vista académico hay una forma más correcta, </text:span><text:span text:style-name="Strong_20_Emphasis"><text:span text:style-name="T2">no todos los proyectos son iguales y no todas las soluciones tienen por qué serlo</text:span></text:span><text:span text:style-name="T2">. Tener más herramientas y conocer más formas de hacer las cosas </text:span><text:span text:style-name="Strong_20_Emphasis"><text:span text:style-name="T2">siempre suma</text:span></text:span><text:span text:style-name="T2">.</text:span></text:p>
      <text:p text:style-name="P17"><text:span text:style-name="Strong_20_Emphasis"><text:span text:style-name="T2">INDEX.HTML (Página portada)</text:span></text:span></text:p>
      <text:p text:style-name="P15">Me gustaría mencionar dos formas de guardar datos, que en esta página he usado para poder tener dos idiomas, sin tener que duplicar las páginas para ello. Las dos formas que he usado son como variables en JS y como archivos en JSON.</text:p>
      <text:p text:style-name="P14"><text:span text:style-name="T2">¿Es siempre mejor una forma que la otra?<text:line-break/></text:span><text:span text:style-name="Strong_20_Emphasis"><text:span text:style-name="T2">No. Como siempre en programación, hay más de una forma de llegar al mismo sitio, y ninguna es perfecta.</text:span></text:span></text:p>
      <text:p text:style-name="P15">¿Por qué he usado JS en una parte y JSON en otra?</text:p>
      <text:p text:style-name="P15">He usado JS en los botones y en el título porque son pocos datos, que no necesitan cargarse de forma asíncrona. Al ponerlo directamente, se cargan de forma más rápida. Por eso diría que esa forma de manejar los datos puede funcionar si los datos son pequeños y si no se van a tocar mucho.</text:p>
      <text:p text:style-name="P15">Si los datos que se usan no son pequeños, puede hacer que el archivo JS sea demasiado grande y se vuelva inmanejable.<text:line-break/>Si los datos se pueden variar, o si se quiere cambiar parte o toda la información, tenerlos en un archivo separado y bien organizado nos va a facilitar la tarea.</text:p>
      <text:p text:style-name="P14"><text:span text:style-name="Strong_20_Emphasis"><text:span text:style-name="T2">¿Cómo funciona?</text:span></text:span><text:span text:style-name="T2"><text:line-break/>Necesitamos que en el HTML haya un </text:span><text:span text:style-name="Source_20_Text"><text:span text:style-name="T2">id</text:span></text:span><text:span text:style-name="T2"> que identifique dónde irá la información que cargue el JS. En este caso, los </text:span><text:span text:style-name="Source_20_Text"><text:span text:style-name="T2">id</text:span></text:span><text:span text:style-name="T2">son </text:span><text:span text:style-name="Source_20_Text"><text:span text:style-name="T2">title</text:span></text:span><text:span text:style-name="T2">, </text:span><text:span text:style-name="Source_20_Text"><text:span text:style-name="T2">btn1</text:span></text:span><text:span text:style-name="T2"> y </text:span><text:span text:style-name="Source_20_Text"><text:span text:style-name="T2">btn2</text:span></text:span><text:span text:style-name="T2">.</text:span></text:p>
      <text:p text:style-name="P14"><text:span text:style-name="T2">También necesitamos algo que active el JS. En este caso lo he hecho con un </text:span><text:span text:style-name="Source_20_Text"><text:span text:style-name="T2">onclick</text:span></text:span><text:span text:style-name="T2"> en HTML. Se podría hacer desde JS usando un </text:span><text:span text:style-name="Source_20_Text"><text:span text:style-name="T2">getElementById</text:span></text:span><text:span text:style-name="T2"> o </text:span><text:span text:style-name="Source_20_Text"><text:span text:style-name="T2">getElementByClassName</text:span></text:span><text:span text:style-name="T2"> si afecta a más de un elemento.</text:span></text:p>
      <text:p text:style-name="Horizontal_20_Line"/>
      <text:h text:style-name="P4" text:outline-level="3">Uso de JSON en la sección "Cómo funciona"</text:h>
      <text:p text:style-name="P15">He usado JSON en la parte de “Cómo funciona”. En este caso, lo he hecho a través de una función asíncrona, lo que significa que, aunque la función no devuelve el resultado inmediatamente, no bloquea el resto del código mientras espera la respuesta. Esto permite que la página siga funcionando y cargando normalmente mientras el contenido específico se recupera en segundo plano.</text:p>
      <text:p text:style-name="P15">Una forma sencilla de entender esto es con la metáfora del café:</text:p>
      <text:list text:style-name="L2">
        <text:list-item>
          <text:p text:style-name="P18"><text:soft-page-break/><text:span text:style-name="T2">Cuando quieres un café, primero haces cosas como poner el café, añadir agua o colocar el vaso.<text:line-break/>Esas son tareas </text:span><text:span text:style-name="Strong_20_Emphasis"><text:span text:style-name="T2">síncronas</text:span></text:span><text:span text:style-name="T2">, porque las haces paso a paso, una detrás de otra.</text:span></text:p>
        </text:list-item>
        <text:list-item>
          <text:p text:style-name="P18"><text:span text:style-name="T2">Pero cuando le das al botón para que el café empiece a salir, </text:span><text:span text:style-name="Strong_20_Emphasis"><text:span text:style-name="T2">no te quedas quieta mirando</text:span></text:span><text:span text:style-name="T2">.<text:line-break/>Ese paso es </text:span><text:span text:style-name="Strong_20_Emphasis"><text:span text:style-name="T2">asíncrono</text:span></text:span><text:span text:style-name="T2">: el café se está haciendo en segundo plano, y mientras tanto tú puedes ir haciendo otra cosa.<text:line-break/>Cuando esté listo, simplemente lo recoges.</text:span></text:p>
        </text:list-item>
      </text:list>
      <text:p text:style-name="P15">Así es como funciona esta parte de la web: la función asíncrona prepara la petición al archivo JSON, y mientras tanto, la página no se bloquea esperando que llegue la información.</text:p>
      <text:p text:style-name="Horizontal_20_Line"/>
      <text:h text:style-name="P3" text:outline-level="3">¿Qué ocurre cuando haces clic en "Cómo funciona"?</text:h>
      <text:p text:style-name="P15">Cuando haces clic en el botón "Cómo funciona" (o "How it works"), se llama a una función que se encarga de cargar el contenido de un archivo JSON. Este archivo contiene el texto que se mostrará en la página, dependiendo del idioma que haya elegido el usuario.</text:p>
      <text:h text:style-name="P5" text:outline-level="4">El proceso paso a paso:</text:h>
      <text:list text:style-name="L3">
        <text:list-item>
          <text:p text:style-name="P19"><text:span text:style-name="Strong_20_Emphasis"><text:span text:style-name="T2">Selección de idioma</text:span></text:span><text:span text:style-name="T2"><text:line-break/>Cuando el usuario selecciona un idioma (por ejemplo, español o inglés), la variable </text:span><text:span text:style-name="Source_20_Text"><text:span text:style-name="T2">lang</text:span></text:span><text:span text:style-name="T2"> toma el valor correspondiente, como </text:span><text:span text:style-name="Source_20_Text"><text:span text:style-name="T2">"es"</text:span></text:span><text:span text:style-name="T2"> para español o </text:span><text:span text:style-name="Source_20_Text"><text:span text:style-name="T2">"en"</text:span></text:span><text:span text:style-name="T2"> para inglés.</text:span></text:p>
        </text:list-item>
        <text:list-item>
          <text:p text:style-name="P19"><text:span text:style-name="Strong_20_Emphasis"><text:span text:style-name="T2">Ruta dinámica</text:span></text:span><text:span text:style-name="T2"><text:line-break/>Usamos esa variable </text:span><text:span text:style-name="Source_20_Text"><text:span text:style-name="T2">lang</text:span></text:span><text:span text:style-name="T2"> para generar una ruta dinámica que apunte al archivo JSON correspondiente.<text:line-break/>Por ejemplo, si </text:span><text:span text:style-name="Source_20_Text"><text:span text:style-name="T2">lang = "es"</text:span></text:span><text:span text:style-name="T2">, la ruta sería:<text:line-break/></text:span><text:span text:style-name="Source_20_Text"><text:span text:style-name="T2">./languages/es/how-it-works.json</text:span></text:span><text:span text:style-name="T2">.<text:line-break/>Esto significa que la página pedirá un archivo JSON diferente dependiendo del idioma que haya seleccionado el usuario.</text:span></text:p>
        </text:list-item>
        <text:list-item>
          <text:p text:style-name="P19"><text:span text:style-name="Strong_20_Emphasis"><text:span text:style-name="T2">Recuperación del JSON</text:span></text:span><text:span text:style-name="T2"><text:line-break/>Con la ruta relativa dinámica, se hace una solicitud para obtener el archivo JSON. Esta solicitud es </text:span><text:span text:style-name="Strong_20_Emphasis"><text:span text:style-name="T2">asíncrona</text:span></text:span><text:span text:style-name="T2">, por lo que la página no se congela mientras espera la respuesta.<text:line-break/>Una vez que el archivo JSON se obtiene, la función procesa los datos.</text:span></text:p>
        </text:list-item>
        <text:list-item>
          <text:p text:style-name="P19"><text:span text:style-name="Strong_20_Emphasis"><text:span text:style-name="T2">Organización de datos</text:span></text:span><text:span text:style-name="T2"><text:line-break/>El archivo JSON contiene varios elementos organizados bajo variables específicas, como:</text:span></text:p>
          <text:list>
            <text:list-item>
              <text:p text:style-name="P19"><text:span text:style-name="Source_20_Text"><text:span text:style-name="T2">"title"</text:span></text:span><text:span text:style-name="T2">: El título que se mostrará.</text:span></text:p>
            </text:list-item>
            <text:list-item>
              <text:p text:style-name="P19"><text:span text:style-name="Source_20_Text"><text:span text:style-name="T2">"paragraphs"</text:span></text:span><text:span text:style-name="T2">: Un conjunto de párrafos que se mostrarán en la página.</text:span></text:p>
            </text:list-item>
            <text:list-item>
              <text:p text:style-name="P19"><text:span text:style-name="Source_20_Text"><text:span text:style-name="T2">"back"</text:span></text:span><text:span text:style-name="T2">: Un texto o botón de retroceso (que puede decir "Volver" o "Back", dependiendo del idioma).</text:span></text:p>
            </text:list-item>
          </text:list>
        </text:list-item>
        <text:list-item>
          <text:p text:style-name="P19"><text:span text:style-name="Strong_20_Emphasis"><text:span text:style-name="T2">Modificación del HTML</text:span></text:span><text:span text:style-name="T2"><text:line-break/>Después de recuperar los datos del JSON, utilizamos el método </text:span><text:span text:style-name="Source_20_Text"><text:span text:style-name="T2">innerHTML</text:span></text:span><text:span text:style-name="T2"> para insertar ese contenido dinámicamente en la página.<text:line-break/></text:span><text:soft-page-break/><text:span text:style-name="T2">Por ejemplo, se asigna el título a un elemento HTML con el ID </text:span><text:span text:style-name="Source_20_Text"><text:span text:style-name="T2">"how-it-works"</text:span></text:span><text:span text:style-name="T2"> y se insertan los párrafos en el contenido de la página.</text:span></text:p>
        </text:list-item>
      </text:list>
      <text:p text:style-name="Horizontal_20_Line"/>
      <text:p text:style-name="P15">Este proceso permite que los datos se carguen de forma dinámica y asíncrona, lo que mejora la experiencia del usuario, ya que la página sigue funcionando mientras espera la respuesta del JSON.</text:p>
      <text:p text:style-name="P9">¿<text:span text:style-name="T4">Qué es una single page?</text:span></text:p>
      <text:p text:style-name="P7">Una single page, es una página simple, una página que contiene todo y que según las necesidades y lo que la persona usuaria selecciona muestra una u otra parte del contenido. <text:span text:style-name="T5">En este caso estamos hablando de dos single page. Me voy a referir a ellas como la single page tapete y naipe. </text:span></text:p>
      <text:p text:style-name="P8">La single page tapete es lo que he elegido como página de menú. En ella se muestras las diferentes opciones. </text:p>
      <text:p text:style-name="P8">La single page naipe es la que muestra la información. Que también puede tener opciones, como es el caso de la primera página. Tiene la opción de entrar y de acceder a la explicación del funcionamiento, pero sobre todo es la página de presentación, donde pone mi nombre y qué hago.</text:p>
      <text:list text:style-name="L4">
        <text:list-item>
          <text:p text:style-name="P10"><text:span text:style-name="T5">¿Cómo funciona el mostrado/ocultamiento de los distintos elementos?</text:span></text:p>
        </text:list-item>
      </text:list>
      <text:p text:style-name="P8"><text:span text:style-name="T6">Podemos decir que l</text:span>a <text:span text:style-name="T6">parte HTML de la </text:span>pagina index.html del sitio portfolio <text:span text:style-name="T6">tiene tres grandes contenedores, al cargarse la página uno permanece visible, mientras que los otros están ocultos. </text:span></text:p>
      <text:p text:style-name="P8"><text:span text:style-name="T7">* home-container. Contiene la página principal, con los botones que llevan a uno u otro lado.</text:span></text:p>
      <text:p text:style-name="P8"><text:span text:style-name="T7">*</text:span><text:span text:style-name="T6"> </text:span><text:span text:style-name="T7">how-it-works. Contiene las instrucciones de uso de la página.</text:span></text:p>
      <text:p text:style-name="P6">* orientation-warning. Contiene el mensaje de que el uso de la aplicación es en posición vertical.</text:p>
      <text:p text:style-name="P6">¿<text:span text:style-name="T17">Cuándo y como se oculta home-container?</text:span></text:p>
      <text:p text:style-name="P13">El bloque home-container se oculta con</text:p>
      <text:p text:style-name="P6">Al cargarse la página se muestra home-container porque es el único que no tiene ningún modificador que lo oculte. <text:span text:style-name="T3">No es está la única manera de definir que contenido mostrar cuando se carga la página, </text:span><text:span text:style-name="T8">también puedes por medio de un DOMContentLoaded decir qué quieres que se muestre primero, usando rutas hash...</text:span><text:span text:style-name="T3"> </text:span></text:p>
      <text:p text:style-name="P6">¿<text:span text:style-name="T9">Como se muestran y ocultan los elementos en est</text:span><text:span text:style-name="T15">a</text:span><text:span text:style-name="T9"> página?</text:span></text:p>
      <text:p text:style-name="P11"><text:span text:style-name="T11">Los elementos </text:span><text:span text:style-name="T10">aparecen ocultos por medio de un </text:span><text:span text:style-name="T11">display none que tiene la clase hidden, que se encue</text:span><text:span text:style-name="T15">n</text:span><text:span text:style-name="T11">tra en el archivo components. Lo he metido ahí, porque sé que lo voy a usar en más páginas. En está página la clase hidden </text:span><text:span text:style-name="T12">al arrancar oculta tanto el contenedor how-it-works como el contenedor orientation-warning porque lo tienen añadido como estilo en el HTML</text:span></text:p>
      <text:p text:style-name="P12">Justo antes de que se carge el bloque how-it-wo<text:span text:style-name="T16">r</text:span>ks, <text:span text:style-name="T13">hay un evento que añade la clase hidden al </text:span><text:span text:style-name="T14">bloque home-container </text:span><text:span text:style-name="T16">y</text:span><text:span text:style-name="T14"> al </text:span><text:span text:style-name="T13">pulsarse el botó</text:span><text:span text:style-name="T14">n </text:span>“como funciona” o “how it works” dependiendo del <text:span text:style-name="T13">idioma </text:span>seleccionado,<text:span text:style-name="T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02:43:58.142739471</meta:creation-date>
    <dc:date>2025-05-11T01:46:36.075651308</dc:date>
    <meta:editing-duration>PT7H53M23S</meta:editing-duration>
    <meta:editing-cycles>1</meta:editing-cycles>
    <meta:document-statistic meta:table-count="0" meta:image-count="0" meta:object-count="0" meta:page-count="4" meta:paragraph-count="58" meta:word-count="1742" meta:character-count="9940" meta:non-whitespace-character-count="8267"/>
    <meta:generator>LibreOffice/7.5.4.2$MacOSX_AARCH64 LibreOffice_project/36ccfdc35048b057fd9854c757a8b67ec53977b6</meta:generator>
  </office:meta>
</office:document-meta>
</file>